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402cm" style:rel-column-width="4836*"/>
    </style:style>
    <style:style style:name="Tableau1.B" style:family="table-column">
      <style:table-column-properties style:column-width="1.715cm" style:rel-column-width="5913*"/>
    </style:style>
    <style:style style:name="Tableau1.C" style:family="table-column">
      <style:table-column-properties style:column-width="1.884cm" style:rel-column-width="6497*"/>
    </style:style>
    <style:style style:name="Tableau1.D" style:family="table-column">
      <style:table-column-properties style:column-width="1.363cm" style:rel-column-width="4702*"/>
    </style:style>
    <style:style style:name="Tableau1.E" style:family="table-column">
      <style:table-column-properties style:column-width="1.647cm" style:rel-column-width="5682*"/>
    </style:style>
    <style:style style:name="Tableau1.F" style:family="table-column">
      <style:table-column-properties style:column-width="1.649cm" style:rel-column-width="5688*"/>
    </style:style>
    <style:style style:name="Tableau1.G" style:family="table-column">
      <style:table-column-properties style:column-width="2.004cm" style:rel-column-width="6911*"/>
    </style:style>
    <style:style style:name="Tableau1.I" style:family="table-column">
      <style:table-column-properties style:column-width="2cm" style:rel-column-width="6899*"/>
    </style:style>
    <style:style style:name="Tableau1.J" style:family="table-column">
      <style:table-column-properties style:column-width="1.667cm" style:rel-column-width="5749*"/>
    </style:style>
    <style:style style:name="Tableau1.K" style:family="table-column">
      <style:table-column-properties style:column-width="1.667cm" style:rel-column-width="5747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2" style:family="table">
      <style:table-properties style:width="19.002cm" fo:margin-left="-0.002cm" table:align="left"/>
    </style:style>
    <style:style style:name="Tableau2.A" style:family="table-column">
      <style:table-column-properties style:column-width="1.401cm"/>
    </style:style>
    <style:style style:name="Tableau2.B" style:family="table-column">
      <style:table-column-properties style:column-width="1.709cm"/>
    </style:style>
    <style:style style:name="Tableau2.C" style:family="table-column">
      <style:table-column-properties style:column-width="1.88cm"/>
    </style:style>
    <style:style style:name="Tableau2.D" style:family="table-column">
      <style:table-column-properties style:column-width="1.36cm"/>
    </style:style>
    <style:style style:name="Tableau2.E" style:family="table-column">
      <style:table-column-properties style:column-width="1.649cm"/>
    </style:style>
    <style:style style:name="Tableau2.G" style:family="table-column">
      <style:table-column-properties style:column-width="2cm"/>
    </style:style>
    <style:style style:name="Tableau2.J" style:family="table-column">
      <style:table-column-properties style:column-width="1.67cm"/>
    </style:style>
    <style:style style:name="Tableau2.K" style:family="table-column">
      <style:table-column-properties style:column-width="1.68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4" style:family="table">
      <style:table-properties style:width="19.001cm" table:align="right" style:shadow="none"/>
    </style:style>
    <style:style style:name="Tableau4.A" style:family="table-column">
      <style:table-column-properties style:column-width="13.66cm"/>
    </style:style>
    <style:style style:name="Tableau4.B" style:family="table-column">
      <style:table-column-properties style:column-width="2cm"/>
    </style:style>
    <style:style style:name="Tableau4.C" style:family="table-column">
      <style:table-column-properties style:column-width="1.67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eeeeee" fo:padding="0.097cm" fo:border="0.05pt solid #000000">
        <style:background-image/>
      </style:table-cell-properties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3.663cm" style:rel-column-width="47125*"/>
    </style:style>
    <style:style style:name="Tableau3.B" style:family="table-column">
      <style:table-column-properties style:column-width="1.997cm" style:rel-column-width="6886*"/>
    </style:style>
    <style:style style:name="Tableau3.C" style:family="table-column">
      <style:table-column-properties style:column-width="1.67cm" style:rel-column-width="5761*"/>
    </style:style>
    <style:style style:name="Tableau3.D" style:family="table-column">
      <style:table-column-properties style:column-width="1.67cm" style:rel-column-width="5763*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6" style:family="paragraph" style:parent-style-name="Standard">
      <style:text-properties officeooo:rsid="0069c780" officeooo:paragraph-rsid="0013894c"/>
    </style:style>
    <style:style style:name="P7" style:family="paragraph" style:parent-style-name="Standard">
      <style:text-properties officeooo:rsid="00b225dc" officeooo:paragraph-rsid="00ad47cc"/>
    </style:style>
    <style:style style:name="P8" style:family="paragraph" style:parent-style-name="Table_20_Contents">
      <style:paragraph-properties fo:text-align="end" style:justify-single-word="false"/>
      <style:text-properties fo:font-size="8pt" officeooo:rsid="00b3dd8b" officeooo:paragraph-rsid="00c4b1c9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officeooo:rsid="00b75211" officeooo:paragraph-rsid="00c4b1c9" style:font-size-asian="8pt" style:font-size-complex="8pt"/>
    </style:style>
    <style:style style:name="P10" style:family="paragraph" style:parent-style-name="Table_20_Contents">
      <style:text-properties style:font-name="Liberation Serif1" fo:font-size="8pt" officeooo:rsid="0098b42b" officeooo:paragraph-rsid="00c4b1c9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819f03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7pt" officeooo:rsid="00cf921e" officeooo:paragraph-rsid="00cf921e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fo:font-size="7pt" officeooo:rsid="00cff7d9" officeooo:paragraph-rsid="00cff7d9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fo:font-size="7pt" officeooo:rsid="00cc671b" officeooo:paragraph-rsid="00cc671b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fo:font-size="7pt" officeooo:rsid="00c77591" officeooo:paragraph-rsid="00c77591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font-size="7pt" officeooo:rsid="00d01e44" officeooo:paragraph-rsid="00d01e44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fo:font-size="7pt" officeooo:rsid="00d081ec" officeooo:paragraph-rsid="00d081ec" style:font-size-asian="7pt" style:font-size-complex="7pt"/>
    </style:style>
    <style:style style:name="P18" style:family="paragraph" style:parent-style-name="Table_20_Heading">
      <style:paragraph-properties fo:text-align="center" style:justify-single-word="false"/>
      <style:text-properties fo:font-size="9pt" officeooo:rsid="007fcc01" officeooo:paragraph-rsid="00ad47cc" style:font-size-asian="9pt" style:font-size-complex="9pt"/>
    </style:style>
    <style:style style:name="P19" style:family="paragraph" style:parent-style-name="Table_20_Heading">
      <style:paragraph-properties fo:text-align="center" style:justify-single-word="false"/>
      <style:text-properties fo:font-size="9pt" officeooo:rsid="007ee6a7" officeooo:paragraph-rsid="00ad47cc" style:font-size-asian="9pt" style:font-size-complex="9pt"/>
    </style:style>
    <style:style style:name="P20" style:family="paragraph" style:parent-style-name="Table_20_Heading">
      <style:paragraph-properties fo:text-align="center" style:justify-single-word="false"/>
      <style:text-properties fo:font-size="9pt" officeooo:rsid="00bdfcd1" officeooo:paragraph-rsid="00bdfcd1" style:font-size-asian="9pt" style:font-size-complex="9pt"/>
    </style:style>
    <style:style style:name="P21" style:family="paragraph" style:parent-style-name="Table_20_Heading">
      <style:paragraph-properties fo:text-align="center" style:justify-single-word="false"/>
      <style:text-properties fo:font-size="9pt" officeooo:rsid="00b92dd5" officeooo:paragraph-rsid="00c3fb70" style:font-size-asian="9pt" style:font-size-complex="9pt"/>
    </style:style>
    <style:style style:name="P22" style:family="paragraph" style:parent-style-name="Table_20_Heading">
      <style:paragraph-properties fo:text-align="center" style:justify-single-word="false"/>
      <style:text-properties fo:font-size="9pt" officeooo:rsid="00ad47cc" officeooo:paragraph-rsid="00ad47cc" style:font-size-asian="9pt" style:font-size-complex="9pt"/>
    </style:style>
    <style:style style:name="P23" style:family="paragraph" style:parent-style-name="Table_20_Heading">
      <style:paragraph-properties fo:text-align="center" style:justify-single-word="false"/>
      <style:text-properties fo:font-size="9pt" officeooo:rsid="00cc671b" officeooo:paragraph-rsid="00cc671b" style:font-size-asian="9pt" style:font-size-complex="9pt"/>
    </style:style>
    <style:style style:name="P24" style:family="paragraph" style:parent-style-name="Table_20_Heading">
      <style:paragraph-properties fo:text-align="center" style:justify-single-word="false"/>
      <style:text-properties fo:font-size="9pt" officeooo:rsid="00819f03" officeooo:paragraph-rsid="00ad47cc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7pt" officeooo:rsid="00d4ac60" officeooo:paragraph-rsid="00d4ac60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fo:font-size="8pt" officeooo:rsid="00cdbc1c" officeooo:paragraph-rsid="00cdbc1c" style:font-size-asian="8pt" style:font-size-complex="8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officeooo:rsid="00bfbdb4"/>
    </style:style>
    <style:style style:name="T8" style:family="text">
      <style:text-properties officeooo:rsid="00d74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<text:span text:style-name="T7">[DOCUMENT_NAME]</text:span> -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 table:number-columns-repeated="2"/>
        <table:table-column table:style-name="Tableau1.I"/>
        <table:table-column table:style-name="Tableau1.J"/>
        <table:table-column table:style-name="Tableau1.K"/>
        <table:table-header-rows>
          <table:table-row table:style-name="Tableau1.1">
            <table:table-cell table:style-name="Tableau1.A1" office:value-type="string">
              <text:p text:style-name="P19">Date</text:p>
            </table:table-cell>
            <table:table-cell table:style-name="Tableau1.A1" office:value-type="string">
              <text:p text:style-name="P20">N° Unique</text:p>
            </table:table-cell>
            <table:table-cell table:style-name="Tableau1.A1" office:value-type="string">
              <text:p text:style-name="P19">N° <text:span text:style-name="T5">Ecriture</text:span></text:p>
            </table:table-cell>
            <table:table-cell table:style-name="Tableau1.A1" office:value-type="string">
              <text:p text:style-name="P18">Journal</text:p>
            </table:table-cell>
            <table:table-cell table:style-name="Tableau1.A1" office:value-type="string">
              <text:p text:style-name="P21">N° Pièce</text:p>
            </table:table-cell>
            <table:table-cell table:style-name="Tableau1.A1" office:value-type="string">
              <text:p text:style-name="P23">Etat</text:p>
            </table:table-cell>
            <table:table-cell table:style-name="Tableau1.A1" office:value-type="string">
              <text:p text:style-name="P11">N° Compte</text:p>
            </table:table-cell>
            <table:table-cell table:style-name="Tableau1.A1" office:value-type="string">
              <text:p text:style-name="P11">Intitulé Compte</text:p>
            </table:table-cell>
            <table:table-cell table:style-name="Tableau1.A1" office:value-type="string">
              <text:p text:style-name="P24">Débit</text:p>
            </table:table-cell>
            <table:table-cell table:style-name="Tableau1.A1" office:value-type="string">
              <text:p text:style-name="P24">Crédit</text:p>
            </table:table-cell>
            <table:table-cell table:style-name="Tableau1.K1" office:value-type="string">
              <text:p text:style-name="P22">Balance</text:p>
              <text:p text:style-name="P22"/>
            </table:table-cell>
          </table:table-row>
        </table:table-header-rows>
      </table:table>
      <text:section text:style-name="Sect1" text:name="Section1"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 table:number-columns-repeated="2"/>
          <table:table-column table:style-name="Tableau2.G" table:number-columns-repeated="3"/>
          <table:table-column table:style-name="Tableau2.J"/>
          <table:table-column table:style-name="Tableau2.K"/>
          <table:table-row>
            <table:table-cell table:style-name="Tableau2.A1" office:value-type="string">
              <text:p text:style-name="P13">[PRINTED_ON]</text:p>
            </table:table-cell>
            <table:table-cell table:style-name="Tableau2.A1" office:value-type="string">
              <text:p text:style-name="P16">[CONTINUOUS_NUMBER]</text:p>
            </table:table-cell>
            <table:table-cell table:style-name="Tableau2.A1" office:value-type="string">
              <text:p text:style-name="P12">[ENTRY_NUMBER]</text:p>
            </table:table-cell>
            <table:table-cell table:style-name="Tableau2.A1" office:value-type="string">
              <text:p text:style-name="P17">[JOURNAL_NAME]</text:p>
            </table:table-cell>
            <table:table-cell table:style-name="Tableau2.A1" office:value-type="string">
              <text:p text:style-name="P17">[REFERENCE_NUMBER]</text:p>
            </table:table-cell>
            <table:table-cell table:style-name="Tableau2.A1" office:value-type="string">
              <text:p text:style-name="P17">[STATE]</text:p>
            </table:table-cell>
            <table:table-cell table:style-name="Tableau2.A1" office:value-type="string">
              <text:p text:style-name="P14">[ITEM_ACCOUNT_NUMBER]</text:p>
            </table:table-cell>
            <table:table-cell table:style-name="Tableau2.A1" office:value-type="string">
              <text:p text:style-name="P14">[ITEM_ACCOUNT_NAME]</text:p>
            </table:table-cell>
            <table:table-cell table:style-name="Tableau2.A1" office:value-type="string">
              <text:p text:style-name="P15">[ITEM_REAL_DEBIT]</text:p>
            </table:table-cell>
            <table:table-cell table:style-name="Tableau2.A1" office:value-type="string">
              <text:p text:style-name="P15">[ITEM_REAL_CREDIT]</text:p>
            </table:table-cell>
            <table:table-cell table:style-name="Tableau2.K1" office:value-type="string">
              <text:p text:style-name="P15"/>
            </table:table-cell>
          </table:table-row>
        </table:table>
        <table:table table:name="Tableau4" table:style-name="Tableau4">
          <table:table-column table:style-name="Tableau4.A"/>
          <table:table-column table:style-name="Tableau4.B"/>
          <table:table-column table:style-name="Tableau4.C" table:number-columns-repeated="2"/>
          <table:table-row>
            <table:table-cell table:style-name="Tableau4.A1" office:value-type="string">
              <text:p text:style-name="P25">Total [ENTRY_NUMBER] <text:span text:style-name="T8">|</text:span> <text:span text:style-name="T8">Pièce : [REFERENCE_NUMBER] | Origine : [LABEL]</text:span></text:p>
            </table:table-cell>
            <table:table-cell table:style-name="Tableau4.A1" office:value-type="string">
              <text:p text:style-name="P26">[REAL_DEBIT]</text:p>
            </table:table-cell>
            <table:table-cell table:style-name="Tableau4.A1" office:value-type="string">
              <text:p text:style-name="P26">[REAL_CREDIT]</text:p>
            </table:table-cell>
            <table:table-cell table:style-name="Tableau4.D1" office:value-type="string">
              <text:p text:style-name="P26">[BALANCE]</text:p>
            </table:table-cell>
          </table:table-row>
        </table:table>
      </text:section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0">Totaux - <text:span text:style-name="T6">[ENTRY_COUNT] écritures</text:span></text:p>
          </table:table-cell>
          <table:table-cell table:style-name="Tableau3.A1" office:value-type="string">
            <text:p text:style-name="P8">[TOTAL_DEBIT]</text:p>
          </table:table-cell>
          <table:table-cell table:style-name="Tableau3.A1" office:value-type="string">
            <text:p text:style-name="P8">[TOTAL_CREDIT]</text:p>
          </table:table-cell>
          <table:table-cell table:style-name="Tableau3.D1" office:value-type="string">
            <text:p text:style-name="P9">[TOTAL_BALANCE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>[COMPANY_ADDRESS]</text:p>
        <text:p text:style-name="MP3">Fichier : <text:span text:style-name="MT2">[FILE_NAME] </text:span>- <text:span text:style-name="MT3">Imprimé le [PRINTED_AT]</text:span></text:p>
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08T12:46:01.037557993</dc:date>
    <meta:editing-duration>PT6H30M36S</meta:editing-duration>
    <meta:editing-cycles>145</meta:editing-cycles>
    <meta:generator>LibreOffice/6.0.3.2$Linux_X86_64 LibreOffice_project/00m0$Build-2</meta:generator>
    <meta:document-statistic meta:table-count="4" meta:image-count="2" meta:object-count="0" meta:page-count="1" meta:paragraph-count="35" meta:word-count="64" meta:character-count="544" meta:non-whitespace-character-count="513"/>
  </office:meta>
</office:document-meta>
</file>